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3F42EC34EEF4B5E2B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376cm" svg:height="20.519cm" draw:z-index="0"><draw:image xlink:href="Pictures/1000000100000376000003F42EC34EEF4B5E2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50:41.624482131</meta:creation-date>
    <dc:date>2023-10-22T11:51:21.685191813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